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cknowledgements</text:p>
      <text:p text:style-name="Standard">This thesis would not have been possible without the continuous support and guidance of my</text:p>
      <text:p text:style-name="Standard">supervisor Prof. Patrick Potts. His straightforward and kind way of helping me through the</text:p>
      <text:p text:style-name="Standard">various challenges of my master’s thesis not only made the successful completion of it possible</text:p>
      <text:p text:style-name="Standard">but also thoroughly enjoyable. For this and for the possibility to continue the research started</text:p>
      <text:p text:style-name="Standard">in this work as a PhD student in his group, I am extremely grateful.</text:p>
      <text:p text:style-name="Standard">My thanks also go out to Matteo Brunelli who supervised me as well during my master’s</text:p>
      <text:p text:style-name="Standard">project and who not only offered help and guidance with technical issues during my work but</text:p>
      <text:p text:style-name="Standard">also encouragement and advice during the application process for my PhD position.</text:p>
      <text:p text:style-name="Standard">Further, I want to thank Marcelo Janovitch and Kacper Prech for the interesting discussions</text:p>
      <text:p text:style-name="Standard">between lengthy calculations, the helpful references for the topics in my thesis and for welcoming</text:p>
      <text:p text:style-name="Standard">me so kindly in their office from the very beginning.</text:p>
      <text:p text:style-name="Standard">I want to also extend my gratitude to Prof. Christoph Bruder for guiding me in my first</text:p>
      <text:p text:style-name="Standard">two research projects leading up to this master’s thesis, for instilling an unpretentious and clear</text:p>
      <text:p text:style-name="Standard">manner of thinking and communicating about science in me and for agreeing to act as a second</text:p>
      <text:p text:style-name="Standard">supervisor for this thesis.</text:p>
      <text:p text:style-name="Standard">For proofreading this manuscript I want to thank my dear friend Fabian Hofmann and my</text:p>
      <text:p text:style-name="Standard">wonderful girlfriend Mira Gemperle.</text:p>
      <text:p text:style-name="Standard">Lastly, I would like to thank my professors during my studies at the University of Basel that</text:p>
      <text:p text:style-name="Standard">made understanding and examining the topic of my master’s thesis possible. Among them I</text:p>
      <text:p text:style-name="Standard">would like to especially thank Prof. Philipp Treutlein and Prof. Stefan Antusch for helping me</text:p>
      <text:p text:style-name="Standard">gain a solid base in quantum field theory and quantum optics which proved to be so essential</text:p>
      <text:p text:style-name="Standard">during the work on my mas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12pt" fo:language="de" fo:country="DE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de" fo:country="DE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0:16:43.049850977</meta:creation-date>
    <dc:date>2024-01-08T10:17:15.058516794</dc:date>
    <meta:editing-duration>PT32S</meta:editing-duration>
    <meta:editing-cycles>1</meta:editing-cycles>
    <meta:document-statistic meta:table-count="0" meta:image-count="0" meta:object-count="0" meta:page-count="1" meta:paragraph-count="23" meta:word-count="298" meta:character-count="1771" meta:non-whitespace-character-count="1496"/>
    <meta:generator>LibreOffice/7.5.9.2$Linux_X86_64 LibreOffice_project/50$Build-2</meta:generator>
  </office:meta>
</office:document-meta>
</file>